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/>
      <style:text-properties fo:color="#0000ff" style:text-underline-style="solid" style:text-underline-width="auto" style:text-underline-color="font-color"/>
    </style:style>
    <style:style style:name="P3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4" style:family="paragraph" style:parent-style-name="Standard">
      <style:paragraph-properties loext:contextual-spacing="false" fo:margin-top="0cm" fo:margin-bottom="0cm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 style:master-page-name="Standard">
      <style:paragraph-properties loext:contextual-spacing="false" fo:margin-left="-1.27cm" fo:margin-right="0cm" fo:margin-top="0cm" fo:margin-bottom="0cm" fo:text-indent="0cm" style:auto-text-indent="false" style:page-number="1"/>
    </style:style>
    <style:style style:name="P6" style:family="paragraph" style:parent-style-name="Standard">
      <style:paragraph-properties loext:contextual-spacing="false" fo:margin-top="0cm" fo:margin-bottom="0cm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loext:contextual-spacing="false" fo:margin-top="0cm" fo:margin-bottom="0cm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4BDR (+ maid's room) pool villa in Laguna Residences 116/35</text:p>
      <text:p text:style-name="P6"/>
      <text:p text:style-name="P6">Freehold house</text:p>
      <text:p text:style-name="P6">Asking price THB 33,000,000 with 5% commission (Price reduced from THB 35,800,000)</text:p>
      <text:p text:style-name="P6"/>
      <text:p text:style-name="P6">Laguna Residence Village 4 <text:s/>- 116/35</text:p>
      <text:p text:style-name="P1"/>
      <text:p text:style-name="P2"/>
      <text:p text:style-name="P1"><text:span text:style-name="T1">Property Type : <text:s/></text:span><text:span text:style-name="T2">Villa/Detached House</text:span></text:p>
      <text:p text:style-name="P3"/>
      <text:p text:style-name="P4"/>
      <text:p text:style-name="P4">Size of Land and house </text:p>
      <text:p text:style-name="P1">Land area : 1,320 sqm ( 3 Nga 30.4 Sq.Wah) *</text:p>
      <text:p text:style-name="P1">Indoor area: 350 sqm</text:p>
      <text:p text:style-name="P1">Parking Area: 32 sqm</text:p>
      <text:p text:style-name="P1"><text:bookmark text:name="_gjdgxs"/>Terrace area: 235 sqm</text:p>
      <text:p text:style-name="P1">Swimming pool size: 54 <text:s/>sqm</text:p>
      <text:p text:style-name="P1">Total area: 671 sqm</text:p>
      <text:p text:style-name="P1"/>
      <text:p text:style-name="P4"/>
      <text:p text:style-name="P4">Ownership</text:p>
      <text:p text:style-name="P1">Document: <text:s/>Free hold <text:s/>(Title Deed Nor Sor 4 )</text:p>
      <text:p text:style-name="P1"/>
      <text:p text:style-name="P1">Construction completed:</text:p>
      <text:p text:style-name="P1"/>
      <text:p text:style-name="P4">Room</text:p>
      <text:p text:style-name="P1">4 x Bed room and  4x attached Bath room </text:p>
      <text:p text:style-name="P1">1 x Bed room+ attached Bath room for maid</text:p>
      <text:p text:style-name="P1">2 x Storage room</text:p>
      <text:p text:style-name="P1">Floor number: 2</text:p>
      <text:p text:style-name="P1"/>
      <text:p text:style-name="P4">Costing and expenses</text:p>
      <text:p text:style-name="P1">Bht 41,933.-/quarterly -Common fee ( 167,732.00 /year)</text:p>
      <text:p text:style-name="P1">Bht 17,334.-/month -Maintenance package (optional) incl Pool /Gardening /Prevent maintenance / Admin services</text:p>
      <text:p text:style-name="P1">Bht 21,000.-/year - Pest control (optional)</text:p>
      <text:p text:style-name="P1">Bht 1,605.-/month -Optical fiber internet /month (optional) </text:p>
      <text:p text:style-name="P1"/>
      <text:p text:style-name="P4">Benefits</text:p>
      <text:p text:style-name="P1">Laguna Golf Membership x 2 persons ( life time)</text:p>
      <text:p text:style-name="P1">Sanctuary club card for 25% discount restaurant + spa at all Laguna hotel resorts Phuket / beach facilities </text:p>
      <text:p text:style-name="P1"/>
      <text:p text:style-name="P1"/>
      <text:p text:style-name="P1">(* 1 Ng = 400 sqm / 1Sq.Wah = 4 Sq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746cm" fo:margin-right="0.63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date>2018-09-19T10:03:55.12</dc:date>
    <meta:editing-duration>PT37S</meta:editing-duration>
    <meta:editing-cycles>1</meta:editing-cycles>
    <meta:document-statistic meta:table-count="0" meta:image-count="0" meta:object-count="0" meta:page-count="1" meta:paragraph-count="29" meta:word-count="185" meta:character-count="1080"/>
  </office:meta>
</office:document-meta>
</file>